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3.333cm"/>
      <style:paragraph-properties style:writing-mode="lr-tb"/>
    </style:style>
    <style:style style:name="pr13" style:family="presentation" style:parent-style-name="Focus3-outline1">
      <style:graphic-properties fo:min-height="12.12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TRABALHO UBUNT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OQUE É UBUNTO?</text:p>
          </draw:text-box>
        </draw:frame>
        <draw:frame presentation:style-name="pr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Na definição do próprio distribuidor, Ubuntu é um sistema operacional Linux completo, disponível gratuitamente com suporte da comunidade e profissional. A comunidade é construída sobre as idéias do Manifes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OQUE ELE FAZ​​?</text:p>
          </draw:text-box>
        </draw:frame>
        <draw:frame presentation:style-name="pr7" draw:layer="layout" svg:width="18.313cm" svg:height="13.529cm" svg:x="5.4cm" svg:y="5cm" presentation:class="outline" presentation:user-transformed="true">
          <draw:text-box>
            <text:list text:style-name="L2">
              <text:list-item>
                <text:p>O Ubuntu foi introduzido em 2004 pela empresa britânica Canonical. Ele era baseado no Debian, uma distro que popular na época, porém difícil de instal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9" draw:layer="layout" svg:width="24.108cm" svg:height="3.333cm" svg:x="1.946cm" svg:y="1.239cm" presentation:class="title" presentation:user-transformed="true">
          <draw:text-box>
            <text:p>Onde ele é usado?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Geralmente é executado em computadores pessoais e também é popular em servidores de rede, geralmente executando a versão Ubuntu Server, com recursos de classe empresari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layer="layout" svg:width="24.108cm" svg:height="3.333cm" svg:x="2.758cm" svg:y="0.992cm" presentation:class="title" presentation:user-transformed="true">
          <draw:text-box>
            <text:p>Vantagens?</text:p>
          </draw:text-box>
        </draw:frame>
        <draw:frame presentation:style-name="pr13" draw:layer="layout" svg:width="24.108cm" svg:height="12.37cm" svg:x="1.892cm" svg:y="4.43cm" presentation:class="outline" presentation:user-transformed="true">
          <draw:text-box>
            <text:list text:style-name="L2">
              <text:list-item>
                <text:p><text:s text:c="4"/>Parceria com a Canonical.</text:p>
              </text:list-item>
              <text:list-item>
                <text:p><text:s text:c="4"/>Uso amigável.</text:p>
              </text:list-item>
              <text:list-item>
                <text:p><text:s text:c="4"/>Bastante seguro.</text:p>
              </text:list-item>
              <text:list-item>
                <text:p><text:s text:c="4"/>Funciona em computadores simples.</text:p>
              </text:list-item>
              <text:list-item>
                <text:p><text:s text:c="4"/>Comunidade muito ati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Desvantegns?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<text:s/>Incompatibilidade de softwares</text:p>
              </text:list-item>
              <text:list-item>
                <text:p>ncompatibilidade de hardware</text:p>
              </text:list-item>
              <text:list-item>
                <text:p><text:s/>Falta de padronização das distribuições</text:p>
              </text:list-item>
              <text:list-item>
                <text:p><text:s/>Configurações (uso do terminal)</text:p>
              </text:list-item>
              <text:list-item>
                <text:p><text:s/>Autenticação via LD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5T12:29:05.807340166</meta:creation-date>
    <meta:editing-duration>PT15M58S</meta:editing-duration>
    <meta:editing-cycles>2</meta:editing-cycles>
    <meta:generator>LibreOffice/6.4.7.2$Linux_X86_64 LibreOffice_project/40$Build-2</meta:generator>
    <dc:title>Focus</dc:title>
    <dc:date>2024-04-25T13:02:26.933076950</dc:date>
    <meta:document-statistic meta:object-count="81"/>
  </office:meta>
</office:document-meta>
</file>